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743" officeooo:paragraph-rsid="00089743"/>
    </style:style>
    <style:style style:name="P2" style:family="paragraph" style:parent-style-name="Standard">
      <style:text-properties officeooo:paragraph-rsid="00089743"/>
    </style:style>
    <style:style style:name="P3" style:family="paragraph" style:parent-style-name="Standard">
      <style:text-properties officeooo:rsid="00089743" officeooo:paragraph-rsid="00089743"/>
    </style:style>
    <style:style style:name="P4" style:family="paragraph" style:parent-style-name="Standard">
      <style:text-properties officeooo:rsid="000aca4a" officeooo:paragraph-rsid="000aca4a"/>
    </style:style>
    <style:style style:name="P5" style:family="paragraph" style:parent-style-name="Standard">
      <style:text-properties officeooo:paragraph-rsid="00089743"/>
    </style:style>
    <style:style style:name="P6" style:family="paragraph" style:parent-style-name="Standard">
      <style:text-properties officeooo:rsid="000c992e" officeooo:paragraph-rsid="000c992e"/>
    </style:style>
    <style:style style:name="T1" style:family="text">
      <style:text-properties officeooo:rsid="00089743"/>
    </style:style>
    <style:style style:name="T2" style:family="text">
      <style:text-properties officeooo:rsid="000ae146"/>
    </style:style>
    <style:style style:name="T3" style:family="text">
      <style:text-properties officeooo:rsid="000c9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xercicio 01 – Docker</text:p>
      <text:p text:style-name="P1"/>
      <text:p text:style-name="P1">1 – O que significa Conteiner?</text:p>
      <text:p text:style-name="P4">Conteiner é uma tecnologia que permite rodar múltiplos sistemas isolados dentro de um sistema operacional real. Também pode ser definido como uma forma de virtualização a nível de SO. Os conteiners tem como diferencial em relação a virtualização a caractrística de emular apenas <text:span text:style-name="T2">a parte operável e não todo o visual do SO em questão, uma parte que em muitos casos não tem serventia para a situação.</text:span></text:p>
      <text:p text:style-name="P1"/>
      <text:p text:style-name="P1"/>
      <text:p text:style-name="P2"><text:span text:style-name="T1">2 - </text:span>Cite algumas vantagens de dockerizar um programa/aplicação</text:p>
      <text:p text:style-name="P2">* <text:span text:style-name="T2">possibilidade de compartilhamento por conta dos orquestradores que permitem provisionar </text:span><text:span text:style-name="T3">e remover conteiners de acordo com a demanda.</text:span></text:p>
      <text:p text:style-name="P2">* <text:span text:style-name="T2">maior disponibilidade</text:span></text:p>
      <text:p text:style-name="P2">* <text:span text:style-name="T3">economia de recursos, pois com o docker não há necessidade de investir em equipamentos robustos ou ampliar a infraestrura.</text:span></text:p>
      <text:p text:style-name="P1"/>
      <text:p text:style-name="P1"/>
      <text:p text:style-name="P2"><text:span text:style-name="T1">3- </text:span>Execute <text:span text:style-name="Source_20_Text">docker run --rm chuanwen/cowsay</text:span> e descreva o resultado! Pode repetir a execução se quiser.</text:p>
      <text:p text:style-name="P6">Uma simpática vaquinha aparece e nos conta diferentes história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08:37:27.398136440</meta:creation-date>
    <dc:date>2021-03-16T13:00:18.651911858</dc:date>
    <meta:editing-duration>PT14M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54" meta:character-count="967" meta:non-whitespace-character-count="821"/>
  </office:meta>
</office:document-meta>
</file>